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3.32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0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BOM_io board_newiopcb_2025-11-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S12864G18B</text:p>
          </table:table-cell>
          <table:table-cell/>
          <table:table-cell office:value-type="float" office:value="5.202" calcext:value-type="float">
            <text:p>5.202</text:p>
          </table:table-cell>
          <table:table-cell table:formula="of:=[.B2]*[.E2]" office:value-type="float" office:value="5.202" calcext:value-type="float">
            <text:p>5.202</text:p>
          </table:table-cell>
          <table:table-cell office:value-type="string" calcext:value-type="string">
            <text:p><text:a xlink:href="https://jlcpcb.com/partdetail/Hs-HS12864G18B/C2939940" xlink:type="simple">https://jlcpcb.com/partdetail/Hs-HS12864G18B/C2939940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A07-S18FCC-00</text:p>
          </table:table-cell>
          <table:table-cell/>
          <table:table-cell table:style-name="ce2" office:value-type="float" office:value="0.0953" calcext:value-type="float">
            <text:p>0.0953</text:p>
          </table:table-cell>
          <table:table-cell table:formula="of:=[.B3]*[.E3]" office:value-type="float" office:value="0.0953" calcext:value-type="float">
            <text:p>0.0953</text:p>
          </table:table-cell>
          <table:table-cell office:value-type="string" calcext:value-type="string">
            <text:p><text:a xlink:href="https://jlcpcb.com/partdetail/JUSHUO-AFA07_S18FCC00/C23826" xlink:type="simple">https://jlcpcb.com/partdetail/JUSHUO-AFA07_S18FCC00/C23826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-1002-07026</text:p>
          </table:table-cell>
          <table:table-cell/>
          <table:table-cell office:value-type="float" office:value="0.0363" calcext:value-type="float">
            <text:p>0.0363</text:p>
          </table:table-cell>
          <table:table-cell table:formula="of:=[.B4]*[.E4]" office:value-type="float" office:value="0.0726" calcext:value-type="float">
            <text:p>0.0726</text:p>
          </table:table-cell>
          <table:table-cell office:value-type="string" calcext:value-type="string">
            <text:p><text:a xlink:href="https://jlcpcb.com/partdetail/XUNPU-TS_100207026/C455095" xlink:type="simple">https://jlcpcb.com/partdetail/XUNPU-TS_100207026/C455095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11E15244G1</text:p>
          </table:table-cell>
          <table:table-cell/>
          <table:table-cell office:value-type="float" office:value="2.0865" calcext:value-type="float">
            <text:p>2.0865</text:p>
          </table:table-cell>
          <table:table-cell table:formula="of:=[.B5]*[.E5]" office:value-type="float" office:value="4.173" calcext:value-type="float">
            <text:p>4.173</text:p>
          </table:table-cell>
          <table:table-cell office:value-type="string" calcext:value-type="string">
            <text:p><text:a xlink:href="https://jlcpcb.com/partdetail/ALPSALPINE-EC11E15244G1/C370970" xlink:type="simple">https://jlcpcb.com/partdetail/ALPSALPINE-EC11E15244G1/C370970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19702 </text:p>
          </table:table-cell>
          <table:table-cell office:value-type="string" calcext:value-type="string">
            <text:p>10uF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<text:a xlink:href="https://jlcpcb.com/partdetail/20411-CL10A106KP8NNNC/C19702" xlink:type="simple">https://jlcpcb.com/partdetail/20411-CL10A106KP8NNNC/C19702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282519 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string" calcext:value-type="string">
            <text:p><text:a xlink:href="https://jlcpcb.com/partdetail/CCTC-TCC0603X7R104K500CT/C282519" xlink:type="simple">https://jlcpcb.com/partdetail/CCTC-TCC0603X7R104K500CT/C282519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6119852 </text:p>
          </table:table-cell>
          <table:table-cell office:value-type="string" calcext:value-type="string">
            <text:p>1uF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string" calcext:value-type="string">
            <text:p><text:a xlink:href="https://jlcpcb.com/partdetail/HRE-CGA0603X5R105K500JT/C6119852" xlink:type="simple">https://jlcpcb.com/partdetail/HRE-CGA0603X5R105K500JT/C6119852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282519 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<text:a xlink:href="https://jlcpcb.com/partdetail/CCTC-TCC0603X7R104K500CT/C282519" xlink:type="simple">https://jlcpcb.com/partdetail/CCTC-TCC0603X7R104K500CT/C282519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HW-7-F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<text:a xlink:href="https://jlcpcb.com/partdetail/DiodesIncorporated-1N5819HW_7F/C82544" xlink:type="simple">https://jlcpcb.com/partdetail/DiodesIncorporated-1N5819HW_7F/C82544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D5D5.0CT1G</text:p>
          </table:table-cell>
          <table:table-cell table:number-columns-repeated="2"/>
          <table:table-cell office:value-type="float" office:value="0.0021" calcext:value-type="float">
            <text:p>0.0021</text:p>
          </table:table-cell>
          <table:table-cell office:value-type="string" calcext:value-type="string">
            <text:p><text:a xlink:href="https://jlcpcb.com/partdetail/5885882-LESD5D50CT1G/C5199850" xlink:type="simple">https://jlcpcb.com/partdetail/5885882-LESD5D50CT1G/C5199850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-10SURC/S400-A8</text:p>
          </table:table-cell>
          <table:table-cell table:number-columns-repeated="2"/>
          <table:table-cell office:value-type="float" office:value="0.0082" calcext:value-type="float">
            <text:p>0.00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A07-S18FCC-00</text:p>
          </table:table-cell>
          <table:table-cell table:number-columns-repeated="2"/>
          <table:table-cell office:value-type="float" office:value="0.0137" calcext:value-type="float">
            <text:p>0.01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D0805R1</text:p>
          </table:table-cell>
          <table:table-cell table:number-columns-repeated="2"/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105580 </text:p>
          </table:table-cell>
          <table:table-cell office:value-type="string" calcext:value-type="string">
            <text:p>5.1kΩ</text:p>
          </table:table-cell>
          <table:table-cell/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4275 </text:p>
          </table:table-cell>
          <table:table-cell office:value-type="string" calcext:value-type="string">
            <text:p>75Ω</text:p>
          </table:table-cell>
          <table:table-cell/>
          <table:table-cell office:value-type="float" office:value="0.0002" calcext:value-type="float">
            <text:p>0.000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98220</text:p>
          </table:table-cell>
          <table:table-cell office:value-type="string" calcext:value-type="string">
            <text:p>10kΩ</text:p>
          </table:table-cell>
          <table:table-cell/>
          <table:table-cell office:value-type="float" office:value="0.0002" calcext:value-type="float">
            <text:p>0.0002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6918</text:p>
          </table:table-cell>
          <table:table-cell office:value-type="string" calcext:value-type="string">
            <text:p>60Ω</text:p>
          </table:table-cell>
          <table:table-cell/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-1088-AR02016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-N16R8</text:p>
          </table:table-cell>
          <table:table-cell table:number-columns-repeated="2"/>
          <table:table-cell office:value-type="float" office:value="0.7719" calcext:value-type="float">
            <text:p>0.771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280</text:p>
          </table:table-cell>
          <table:table-cell table:number-columns-repeated="2"/>
          <table:table-cell office:value-type="float" office:value="0.4522" calcext:value-type="float">
            <text:p>0.45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8357AEWL+T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301-5.0-2P</text:p>
          </table:table-cell>
          <table:table-cell table:number-columns-repeated="2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-C-31-M-12</text:p>
          </table:table-cell>
          <table:table-cell table:number-columns-repeated="2"/>
          <table:table-cell office:value-type="float" office:value="0.0242" calcext:value-type="float">
            <text:p>0.02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28T15:23:31.726495100</dc:date>
    <meta:editing-duration>PT4M18S</meta:editing-duration>
    <meta:editing-cycles>1</meta:editing-cycles>
    <meta:document-statistic meta:table-count="1" meta:cell-count="125" meta:object-count="0"/>
    <meta:generator>LibreOffice/25.2.6.2$Windows_X86_64 LibreOffice_project/729c5bfe710f5eb71ed3bbde9e06a6065e9c6c5d</meta:generator>
  </office:meta>
</office:document-meta>
</file>